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1dbc0a" style:font-weight-asian="bold" style:font-weight-complex="bold"/>
    </style:style>
    <style:style style:name="P2" style:family="paragraph" style:parent-style-name="Standard">
      <style:paragraph-properties fo:text-align="start" style:justify-single-word="false"/>
      <style:text-properties fo:font-weight="bold" officeooo:paragraph-rsid="001dbc0a" style:font-weight-asian="bold" style:font-weight-complex="bold"/>
    </style:style>
    <style:style style:name="T1" style:family="text">
      <style:text-properties officeooo:rsid="001dbc0a"/>
    </style:style>
    <style:style style:name="T2" style:family="text">
      <style:text-properties fo:font-weight="normal" officeooo:rsid="001dbc0a" style:font-weight-asian="normal" style:font-weight-complex="normal"/>
    </style:style>
    <style:style style:name="T3" style:family="text">
      <style:text-properties fo:font-style="italic" fo:font-weight="normal" officeooo:rsid="001dbc0a" style:font-style-asian="italic" style:font-weight-asian="normal" style:font-style-complex="italic" style:font-weight-complex="normal"/>
    </style:style>
    <style:style style:name="T4" style:family="text">
      <style:text-properties fo:font-style="normal" fo:font-weight="normal" officeooo:rsid="001dbc0a" style:font-style-asian="normal" style:font-weight-asian="normal" style:font-style-complex="normal" style:font-weight-complex="normal"/>
    </style:style>
    <style:style style:name="T5" style:family="text">
      <style:text-properties fo:font-style="normal" fo:font-weight="normal" officeooo:rsid="001e5330"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re’s a Tag for That!</text:span></text:p>
      <text:p text:style-name="P1"><text:span text:style-name="T1">Data Collection For Checkpoint 1</text:span></text:p>
      <text:p text:style-name="P1"><text:span text:style-name="T2">Anthony Freitas</text:span></text:p>
      <text:p text:style-name="P1"><text:span text:style-name="T2">Patrick O’Loughlin</text:span></text:p>
      <text:p text:style-name="P1"><text:span text:style-name="T2"/></text:p>
      <text:p text:style-name="P2"><text:span text:style-name="T2"><text:tab/>For our data collection phase, we have collected 100,000 Stack Overflow questions from the top 100 tags. Each tag contains 1000 questions. Note that several questions have multiple tags. So, for example, some questions tagged as </text:span><text:span text:style-name="T3">C#</text:span><text:span text:style-name="T2"> (most popular tag) are also tagged as </text:span><text:span text:style-name="T3">Windows </text:span><text:span text:style-name="T4">(31st tag). We believe that we will start to see clusters of tags that appear together often (C#/Windows; Java/android; ruby-on-rails/ruby).</text:span></text:p>
      <text:p text:style-name="P2"><text:span text:style-name="T4"/></text:p>
      <text:p text:style-name="P2"><text:span text:style-name="T4"><text:tab/>Our application will modify a URL that connects to StackExchange’s API. We previously downloaded a list of most-used tags. A few greps and seds later we had an easy-to-parse list of which tags to inject into the URL. </text:span><text:span text:style-name="T5">The API returned to us a gzipped file containing a json file with 100 questions. The json file is then converted into a string and append it to a file named &lt;tag&gt;.j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45:11</meta:creation-date>
    <dc:date>2012-11-08T16:07:13</dc:date>
    <meta:editing-duration>PT6M32S</meta:editing-duration>
    <meta:editing-cycles>1</meta:editing-cycles>
    <meta:document-statistic meta:table-count="0" meta:image-count="0" meta:object-count="0" meta:page-count="1" meta:paragraph-count="6" meta:word-count="149" meta:character-count="893" meta:non-whitespace-character-count="748"/>
    <meta:generator>LibreOffice/3.6$Linux_x86 LibreOffice_project/360m1$Build-2</meta:generator>
  </office:meta>
</office:document-meta>
</file>